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Lohit Hindi1" svg:font-family="'Lohit Hindi'"/>
    <style:font-face style:name="AR PL SungtiL GB1" svg:font-family="'AR PL SungtiL GB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Denna fil innehåller information om hur man hittar i enduro programmets filstrucktur, samt vilka stories som är färdig implementerade.</text:p>
      <text:p text:style-name="Preformatted_20_Text"/>
      <text:p text:style-name="Preformatted_20_Text">för mer information om hur programmet fungerar och hur det ska användas kolla manualen under katalogen manual och klicka på.</text:p>
      <text:p text:style-name="Preformatted_20_Text">html-filen index. UML.diagrammet finns längst ner i katalogen src.</text:p>
      <text:p text:style-name="Preformatted_20_Text"/>
      <text:p text:style-name="Preformatted_20_Text">I katalogen src ligger våra java klasser, indelade i följande Paket:</text:p>
      <text:p text:style-name="Preformatted_20_Text"/>
      <text:p text:style-name="Preformatted_20_Text">-default package</text:p>
      <text:p text:style-name="Preformatted_20_Text"><text:tab/>I default package finns en klass main som initierar register programmet dvs start gui för registrering.</text:p>
      <text:p text:style-name="Preformatted_20_Text"/>
      <text:p text:style-name="Preformatted_20_Text">-gui</text:p>
      <text:p text:style-name="Preformatted_20_Text"><text:tab/>I gui paketet finns klasser som behandlar användar gränsnittet för registerprogrammet.</text:p>
      <text:p text:style-name="Preformatted_20_Text"/>
      <text:p text:style-name="Preformatted_20_Text">-main</text:p>
      <text:p text:style-name="Preformatted_20_Text"><text:tab/>I main paketet finns diverse klasser för att initiera sorter programmen.</text:p>
      <text:p text:style-name="Preformatted_20_Text"/>
      <text:p text:style-name="Preformatted_20_Text">-model</text:p>
      <text:p text:style-name="Preformatted_20_Text"><text:tab/>I model paketet finns en klass register som registerar tider och sparar dessa tider på en fil.</text:p>
      <text:p text:style-name="Preformatted_20_Text"><text:tab/></text:p>
      <text:p text:style-name="Preformatted_20_Text">-race</text:p>
      <text:p text:style-name="Preformatted_20_Text"><text:tab/>I race paketet finns det klasser som tar hand om datan som sorter programmet för från filer.</text:p>
      <text:p text:style-name="Preformatted_20_Text"/>
      <text:p text:style-name="Preformatted_20_Text">-reader</text:p>
      <text:p text:style-name="Preformatted_20_Text"><text:tab/>I reader paketet finns klasser som har hand om inläsning av filer till sorter programmet.</text:p>
      <text:p text:style-name="Preformatted_20_Text"><text:tab/></text:p>
      <text:p text:style-name="Preformatted_20_Text">-test</text:p>
      <text:p text:style-name="Preformatted_20_Text"><text:tab/>I test paketet finns det testklasser som testar alla klasser(utom GUI)</text:p>
      <text:p text:style-name="Preformatted_20_Text"/>
      <text:p text:style-name="Preformatted_20_Text">-test.testfiles</text:p>
      <text:p text:style-name="Preformatted_20_Text"><text:tab/>I test.testfiles paketet test.testfiles finns filer som används i testklasserna.</text:p>
      <text:p text:style-name="Preformatted_20_Text"/>
      <text:p text:style-name="Preformatted_20_Text">-util</text:p>
      <text:p text:style-name="Preformatted_20_Text"><text:tab/>I util paketet finns det en klass Time som representerar tider i Enduro programmet.</text:p>
      <text:p text:style-name="Preformatted_20_Text"><text:tab/></text:p>
      <text:p text:style-name="Preformatted_20_Text">De genererade javadoc-filerna finns i katalogen doc, och vårt arkitektur dokument finns i längst ner i huvudkatalogen Team08_PVG. </text:p>
      <text:p text:style-name="Preformatted_20_Text"/>
      <text:p text:style-name="Preformatted_20_Text">Färdig implementerade stories:</text:p>
      <text:p text:style-name="Preformatted_20_Text"/>
      <text:p text:style-name="Preformatted_20_Text">3. Enkel resultatlista.</text:p>
      <text:p text:style-name="Preformatted_20_Text">4. Personuppgifter.</text:p>
      <text:p text:style-name="Preformatted_20_Text">5. Totaltid.</text:p>
      <text:p text:style-name="Preformatted_20_Text">6. Felaktiga registreringar.</text:p>
      <text:p text:style-name="Preformatted_20_Text">7. GUI för registrering.</text:p>
      <text:p text:style-name="Preformatted_20_Text">8. Registrering av tider.</text:p>
      <text:p text:style-name="Preformatted_20_Text">9. Varvlopp.</text:p>
      <text:p text:style-name="Preformatted_20_Text">11. Enkel Masstart</text:p>
      <text:p text:style-name="Preformatted_20_Text">12. Målgång där nummerplåten inte kan läsas i förväg.</text:p>
      <text:p text:style-name="Preformatted_20_Text">13. Hantera klasser.</text:p>
      <text:p text:style-name="Preformatted_20_Text">14. Användarmanual.</text:p>
      <text:p text:style-name="Preformatted_20_Text">16. Hantera registreringar med otillåtna startnummer.</text:p>
      <text:p text:style-name="Preformatted_20_Text">25. Stöd för konfiguration.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Lohit Hindi1" svg:font-family="'Lohit Hindi'"/>
    <style:font-face style:name="AR PL SungtiL GB1" svg:font-family="'AR PL SungtiL GB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SungtiL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AR PL SungtiL GB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2-13T14:24:32</dc:date>
    <dc:creator>Johan Malmgren</dc:creator>
    <meta:generator>LibreOffice/3.3$Linux LibreOffice_project/330m19$Build-301</meta:generator>
    <meta:editing-duration>PT3H46M7S</meta:editing-duration>
    <meta:editing-cycles>4</meta:editing-cycles>
    <meta:document-statistic meta:table-count="0" meta:image-count="0" meta:object-count="0" meta:page-count="1" meta:paragraph-count="40" meta:word-count="259" meta:character-count="1734"/>
  </office:meta>
</office:document-meta>
</file>